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P18" style:parent-style-name="Základnítext" style:family="paragraph"/>
    <style:style style:name="T19" style:parent-style-name="Standardnípísmoodstavce" style:family="text">
      <style:text-properties fo:color="#FF0000"/>
    </style:style>
    <style:style style:name="P20" style:parent-style-name="Základnítext" style:family="paragraph"/>
    <style:style style:name="P21" style:parent-style-name="Základnítext" style:family="paragraph"/>
    <style:style style:name="T22" style:parent-style-name="Hypertextovýodkaz" style:family="text">
      <style:text-properties fo:font-weight="bold" style:font-weight-asian="bold" style:text-underline-type="none"/>
    </style:style>
    <style:style style:name="T23" style:parent-style-name="Standardnípísmoodstavce" style:family="text">
      <style:text-properties fo:color="#7030A0"/>
    </style:style>
    <style:style style:name="T24" style:parent-style-name="Standardnípísmoodstavce" style:family="text">
      <style:text-properties fo:color="#7030A0"/>
    </style:style>
    <style:style style:name="T25" style:parent-style-name="Hypertextovýodkaz" style:family="text">
      <style:text-properties fo:font-weight="bold" style:font-weight-asian="bold" style:text-underline-type="none"/>
    </style:style>
    <style:style style:name="T26" style:parent-style-name="Hypertextovýodkaz" style:family="text">
      <style:text-properties style:use-window-font-color="true" style:text-underline-type="none"/>
    </style:style>
    <style:style style:name="T27" style:parent-style-name="Hypertextovýodkaz" style:family="text">
      <style:text-properties style:use-window-font-color="true" style:text-underline-type="none"/>
    </style:style>
    <style:style style:name="T28" style:parent-style-name="Hypertextovýodkaz" style:family="text">
      <style:text-properties style:use-window-font-color="true" style:text-underline-type="none"/>
    </style:style>
    <style:style style:name="T29" style:parent-style-name="Hypertextovýodkaz" style:family="text">
      <style:text-properties style:use-window-font-color="true" style:text-underline-type="none"/>
    </style:style>
    <style:style style:name="T30" style:parent-style-name="Hypertextovýodkaz" style:family="text">
      <style:text-properties style:use-window-font-color="true" style:text-underline-type="none"/>
    </style:style>
    <style:style style:name="T31" style:parent-style-name="Hypertextovýodkaz" style:family="text">
      <style:text-properties style:use-window-font-color="true" style:text-underline-type="none"/>
    </style:style>
    <style:style style:name="T32" style:parent-style-name="Hypertextovýodkaz" style:family="text">
      <style:text-properties style:use-window-font-color="true" style:text-underline-type="none"/>
    </style:style>
    <style:style style:name="T33" style:parent-style-name="Hypertextovýodkaz" style:family="text">
      <style:text-properties fo:font-weight="bold" style:font-weight-asian="bold" style:text-underline-type="none"/>
    </style:style>
    <style:style style:name="T34" style:parent-style-name="Hypertextovýodkaz" style:family="text">
      <style:text-properties style:use-window-font-color="true" style:text-underline-type="none"/>
    </style:style>
    <style:style style:name="T35" style:parent-style-name="Hypertextovýodkaz" style:family="text">
      <style:text-properties style:use-window-font-color="true" style:text-underline-type="none"/>
    </style:style>
    <style:style style:name="T36" style:parent-style-name="Značkapozn.podčarou" style:family="text">
      <style:text-properties style:use-window-font-color="true"/>
    </style:style>
    <style:style style:name="T37" style:parent-style-name="Značkapozn.podčarou" style:family="text">
      <style:text-properties style:use-window-font-color="true"/>
    </style:style>
    <style:style style:name="T38" style:parent-style-name="Hypertextovýodkaz" style:family="text">
      <style:text-properties style:use-window-font-color="true" style:text-underline-type="none"/>
    </style:style>
    <style:style style:name="T39" style:parent-style-name="Hypertextovýodkaz" style:family="text">
      <style:text-properties style:use-window-font-color="true" style:text-underline-type="none"/>
    </style:style>
    <style:style style:name="T40" style:parent-style-name="Hypertextovýodkaz" style:family="text">
      <style:text-properties style:use-window-font-color="true" style:text-underline-type="none"/>
    </style:style>
    <style:style style:name="T41" style:parent-style-name="Hypertextovýodkaz" style:family="text">
      <style:text-properties style:use-window-font-color="true" style:text-underline-type="none"/>
    </style:style>
    <style:style style:name="T42" style:parent-style-name="Hypertextovýodkaz" style:family="text">
      <style:text-properties style:use-window-font-color="true" style:text-underline-type="none"/>
    </style:style>
    <style:style style:name="P43" style:parent-style-name="podpis" style:family="paragraph">
      <style:paragraph-properties fo:text-align="start" fo:margin-left="0in">
        <style:tab-stops/>
      </style:paragraph-properties>
    </style:style>
    <style:style style:name="P44" style:parent-style-name="podpis" style:family="paragraph">
      <style:paragraph-properties fo:text-align="start" fo:margin-left="0in">
        <style:tab-stops/>
      </style:paragraph-properties>
    </style:style>
    <style:style style:name="P45" style:parent-style-name="podpis" style:family="paragraph">
      <style:paragraph-properties fo:text-align="start" fo:margin-left="0in">
        <style:tab-stops/>
      </style:paragraph-properties>
    </style:style>
    <style:style style:name="P46" style:parent-style-name="podpis" style:family="paragraph">
      <style:paragraph-properties fo:text-align="start" fo:margin-left="0in">
        <style:tab-stops/>
      </style:paragraph-properties>
    </style:style>
    <style:style style:name="P47" style:parent-style-name="podpis" style:family="paragraph">
      <style:paragraph-properties fo:text-align="start" fo:margin-left="0in">
        <style:tab-stops/>
      </style:paragraph-properties>
    </style:style>
    <style:style style:name="P48" style:parent-style-name="podpis" style:family="paragraph">
      <style:paragraph-properties fo:text-align="start" fo:margin-left="0in">
        <style:tab-stops/>
      </style:paragraph-properties>
    </style:style>
    <style:style style:name="P49" style:parent-style-name="podpis" style:family="paragraph">
      <style:paragraph-properties fo:text-align="start" fo:margin-left="0in">
        <style:tab-stops/>
      </style:paragraph-properties>
    </style:style>
    <style:style style:name="P50" style:parent-style-name="podpis" style:family="paragraph">
      <style:paragraph-properties fo:text-align="start" fo:margin-left="0in">
        <style:tab-stops/>
      </style:paragraph-properties>
    </style:style>
    <style:style style:name="P51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  <style:style style:name="P52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3/2020<text:bookmark-end text:name="Text14"/></text:p>
            <text:p text:style-name="Normální">KVOP-52642/2020<text:bookmark-end text:name="Text2"/></text:p>
            <text:p text:style-name="Normální"><text:bookmark-start text:name="Text6"/>15<text:s/>. 1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<text:bookmark-end text:name="Text8"/></text:p>
            <text:p text:style-name="Normální"><text:bookmark-start text:name="Text9"/>Z<text:bookmark-end text:name="Text9"/>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>Sdělení o<text:s/>poskytnutí informací podle zákona č. 106/1999 Sb., o svobodném přístupu k informacím, ve znění pozdějších předpisů</text:h>
      <text:p text:style-name="Základnítext">Vážená paní P.,<text:s/></text:p>
      <text:p text:style-name="Základnítext">dne 1. prosince 2020 obdržela Kancelář veřejného ochránce práv Vaši žádost podle zákona č. 106/1999 Sb., o svobodném<text:s/>přístupu k informacím, ve znění pozdějších předpisů, ve které žádáte o poskytnutí následujících informací:</text:p>
      <text:list text:style-name="LFO3_1" text:continue-numbering="true">
        <text:list-item>
          <text:p text:style-name="P18">V jaké lhůtě má Ministerstvo spravedlnosti povinnost rozhodnout o žádosti o odškodnění ve smyslu zákona č. 82/1998 Sb.,<text:span text:style-name="Značkapozn.podčarou"><text:note text:note-class="footnote" text:id="_ftn0"><text:note-citation>1</text:note-citation><text:note-body><text:p text:style-name="Textpozn.podčarou"><text:s/>Jedná se o zákon o odpovědnosti za škodu způsobenou při výkonu veřejné moci rozhodnutím nebo nesprávným úředním postupem a o změně zákona České národní rady č. 358/1992 Sb., o notářích a jejich činnosti (notářský řád), ve znění pozdějších předpisů. Dostupný na:<text:s/><text:a xlink:href="https://www.zakonyprolidi.cz/cs/1998-82" office:target-frame-name="_top" xlink:show="replace"><text:span text:style-name="Hypertextovýodkaz">https://www.zakonyprolidi.cz/cs/1998-82</text:span></text:a>.</text:p></text:note-body></text:note></text:span><text:s/>kdy zasedá komise, která posuzuje tyto žádosti, a dále<text:span text:style-name="T19"><text:s/></text:span>v jakém termínu dochází k vyplacení náhrady škody či přiměřeného zadostiučinění způsobeného nesprávným úředním postupem nebo nezákonným rozhodnutím? (pozn. v této souvislosti poukazujete na nekalé praktiky některých úřadů, zneužívání Vašich osobních údajů, podvodné jednání úředních osob či pochybení zaměstnanců soudů, korupci, aj.),</text:p>
        </text:list-item>
        <text:list-item>
          <text:p text:style-name="P20">Proč Kancelář veřejného ochránce práv uváděla u jistého podání týkající se Vaší osoby údaje s<text:s/><text:span text:style-name="Zdůraznění">*…*</text:span>?,</text:p>
        </text:list-item>
        <text:list-item>
          <text:p text:style-name="P21">Z jakého důvodu nebylo reagováno na Vaši žádost o poskytnutí informací? (event., lze Vaše podání interpretovat tak, že vyjadřujete svůj nesouhlas s přípisy, které jste v návaznosti na Vaše předchozí<text:s/>žádosti o informace obdržela prostřednictvím Kanceláře veřejného ochránce práv).</text:p>
        </text:list-item>
      </text:list>
      <text:p text:style-name="Základnítext">Ve smyslu zákona o svobodném přístupu k informacím, se poskytují níže uvedené informace:</text:p>
      <text:p text:style-name="Základnítext"><text:span text:style-name="T22">K bodu ad a)</text:span></text:p>
      <text:p text:style-name="Základnítext">V případě, že jste řádně podala žádost o odškodnění ve smyslu dotčeného zákona č. 82/1998 Sb., by Vám Ministerstvo spravedlnosti mělo nejpozději ve lhůtě 6 měsíců ode dne podání žádosti odpovědět, zda Vaší žádosti o odškodnění vyhovělo, či nikoliv. V této souvislosti by Vám rovněž mělo náležitě vysvětlit důvody, pro které nebylo možné žádosti (zcela či z části)<text:s/><text:soft-page-break/>vyhovět. V opačném případě by ministerstvo mělo přistoupit k vyplacení přiznaného odškodnění bez zbytečného odkladu.</text:p>
      <text:p text:style-name="Základnítext">Pokud by ministerstvo z vážných důvodů nebylo schopno Vaši žádost v této lhůtě vyřídit, mělo by Vás vyrozumět o důvodech zpoždění a dále o termínu, kdy lze očekávat rozhodnutí v této věci. Současně by Vás (eventuálně dle způsobu vyřízení žádosti) mělo poučit o právu domáhat se odškodnění u příslušného soudu.<text:span text:style-name="Značkapozn.podčarou"><text:note text:note-class="footnote" text:id="_ftn1"><text:note-citation>2</text:note-citation><text:note-body><text:p text:style-name="Textpozn.podčarou"><text:s/>Srov. § 15 odst. 2 zákona o odpovědnosti za škodu způsobenou při výkonu veřejné moci rozhodnutím nebo nesprávným úředním postupem.<text:s/></text:p></text:note-body></text:note></text:span></text:p>
      <text:p text:style-name="Základnítext">Vzhledem k tomu, že namítáte pochybení (zejména nesprávný úřední postup) několika úřadů mimo oblast justice, dovoluji si Vás upozornit, že je velmi pravděpodobné, že Vaše<text:s/>žádost bude/byla postoupena k posouzení nadřízeným orgánům dotčených úřadů.<text:span text:style-name="Značkapozn.podčarou"><text:note text:note-class="footnote" text:id="_ftn2"><text:note-citation>3</text:note-citation><text:note-body><text:p text:style-name="Textpozn.podčarou"><text:s/>Žádosti o odškodnění posuzují vedle Ministerstva spravedlnosti i jiné úřady. Srov. ustanovení § 6 ve spojení s § 14 odst. 2 zákona o odpovědnosti za škodu způsobenou při výkonu<text:s/>veřejné moci rozhodnutím nebo nesprávným úředním postupem.</text:p></text:note-body></text:note></text:span><text:span text:style-name="T23"><text:s/></text:span>I ty by ovšem měly v případě posuzování Vaší žádosti o odškodnění postupovat obdobně, jak bylo výše uvedeno.<text:span text:style-name="Značkapozn.podčarou"><text:note text:note-class="footnote" text:id="_ftn3"><text:note-citation>4</text:note-citation><text:note-body><text:p text:style-name="Textpozn.podčarou"><text:s text:c="2"/>Dodávám, že úřady, které posuzují žádosti o odškodnění, rovněž mohou vyzývat žadatele o odškodnění k doplnění chybějících podkladů, sdělení čísla bankovního účtu nebo vylíčení skutečností, ze kterých je dovozováno právo na náhradu škody či na přiměřené zadostiučinění.</text:p></text:note-body></text:note></text:span></text:p>
      <text:p text:style-name="Základnítext">Další podrobnosti o postupu ministerstva při vyřizování Vaší žádosti odškodnění naleznete v přiloženém letáku Desatero dobré praxe pro posouzení žádostí o odškodnění. <text:s/></text:p>
      <text:p text:style-name="Základnítext">K Vašemu dotazu, kdy zasedá komise, která posuzuje žádosti o odškodnění, je třeba uvést, že ministerstva, příp. i jiné (správní) úřady, mají zpravidla určen jeden organizační útvar, který rozhoduje o těchto žádostech. V případě Ministerstva spravedlnosti se jedná o odbor odškodňování, který by Vám měl po obdržení žádosti o odškodnění zaslat potvrzující dopis, v němž by mělo být uvedeno jméno úředníka, který se<text:s/>Vaší žádostí bude zabývat.<text:span text:style-name="Značkapozn.podčarou"><text:note text:note-class="footnote" text:id="_ftn4"><text:note-citation>5</text:note-citation><text:note-body><text:p text:style-name="Textpozn.podčarou"><text:s/>Srov.<text:s/><text:a xlink:href="https://www.justice.cz/web/msp/uvodni-informace" office:target-frame-name="_top" xlink:show="replace"><text:span text:style-name="Hypertextovýodkaz">https://www.justice.cz/web/msp/uvodni-informace</text:span></text:a>. Bližší informace lze vyžádat na adrese Ministerstvo spravedlnosti, odbor odškodňování, Vyšehradská 16, 128<text:s/>10 Praha 2 či prostřednictvím emailu:<text:s/><text:a xlink:href="mailto:odsk@msp.justice.cz" office:target-frame-name="_top" xlink:show="replace"><text:span text:style-name="Hypertextovýodkaz">odsk@msp.justice.cz</text:span></text:a>.<text:s/></text:p></text:note-body></text:note></text:span><text:span text:style-name="T24"><text:s/></text:span></text:p>
      <text:p text:style-name="Základnítext"><text:span text:style-name="T25">K bodu ad b)</text:span></text:p>
      <text:p text:style-name="Základnítext"><text:span text:style-name="T26">Obecně lze konstatovat, že písemnosti vyhotovené Kanceláří veřejného ochránce práv jsou označeny spisovou značkou, číslem jednacím, datem</text:span><text:span text:style-name="T27"><text:s/>jejich vyhotovení, příp. i uvedením názvu písemnosti. Mimo to jsou v nich uvedeny identifikační údaje osob, kterým je písemnost zasílána (zpravidla jméno a příjmení, kontaktní adresa), a dále oprávněných osob, které na podání reagovaly (zpravidla jméno a<text:s/></text:span><text:span text:style-name="T28">příjmení, funkce či pracovní zařazení). <text:s/></text:span></text:p>
      <text:p text:style-name="Základnítext"><text:span text:style-name="T29">Vzhledem k tomu, že jste ve svém podání řádně nespecifikovala dotčenou písemnost, v níž se se měl nacházet údaj *…*, pomocí výše uvedených identifikátorů, Kancelář veřejného ochránce práv zkontrolovala přípisy, kte</text:span><text:span text:style-name="T30">ré Vám byly v poslední době odeslány, přičemž v žádném z nich nenašla uvedený tento údaj. Z tohoto důvodu Vám nemůže být poskytnuto více informací k tomuto dotazu.<text:s/></text:span></text:p>
      <text:soft-page-break/>
      <text:p text:style-name="Základnítext"><text:span text:style-name="T31">V případě, že doložíte písemnost, v níž se nachází údaj *…*, budeme se jí náležitě zabývat,</text:span><text:span text:style-name="T32"><text:s/>resp. se k ní následně vyjádříme.<text:s/></text:span></text:p>
      <text:p text:style-name="Základnítext"><text:span text:style-name="T33">K bodu ad c)</text:span></text:p>
      <text:p text:style-name="Základnítext"><text:span text:style-name="T34">K Vaší výhradě, že jste neobdržela odpověď na Vaši žádost o informace, event. že jste neobdržela veškeré požadované informace, které jste požadovala, uvádím, že dle mého názoru Vám byly poskytnuty veškeré in</text:span><text:span text:style-name="T35">formace týkající se činnosti veřejného ochránce práv, které jste požadovala, a to i nad rámec působnosti ombudsmana.</text:span><text:span text:style-name="T36"><text:s/></text:span><text:span text:style-name="T37"><text:note text:note-class="footnote" text:id="_ftn5"><text:note-citation>6</text:note-citation><text:note-body><text:p text:style-name="Textpozn.podčarou"><text:s/>V dalším odkazuji na písemnosti, které jste již obdržela (např. pod sp. zn. K 106 42/2018, <text:s/>K106 57/2020).</text:p></text:note-body></text:note></text:span><text:span text:style-name="T38"><text:s/>Jelikož jste opětovně neupře</text:span><text:span text:style-name="T39">snila, na základě jakých skutečností jsou dovozována Vaše tvrzení (např. zasláním kopií písemností, které dle Vašeho přesvědčení nebyly vyřízeny v režimu zákona o svobodném přístupu k informacím, uvedením dotazů, na které jste neobdržela žádnou odpověď, či</text:span><text:span text:style-name="T40"><text:s/>upřesněním informací, kterých se domáháte), nemohu na Váš dotaz adekvátně reagovat.</text:span></text:p>
      <text:p text:style-name="Základnítext"><text:span text:style-name="T41">V případě, že jste tímto dotazem toliko chtěla vyjádřit svou nespokojenost ohledně informací, které Vám byly poskytnuty, příp. nesouhlas s posouzením Vašich podání či podn</text:span><text:span text:style-name="T42">ětů, které jste adresovala veřejnému ochránci práv, nezbývá mi než konstatovat, že jsme se Vám snažili poskytnout maximální množství informací a náležitě vyřídit Vaše podání, přičemž nám není známo, že by z naší strany došlo k jakémukoliv pochybení.</text:span></text:p>
      <text:p text:style-name="Základnítext">V závěru sdělení si Vás dovoluji informovat o tom, že vysvětlení, proč na Vaše žádosti o poskytnutí informací reaguji já jakožto vedoucí Kanceláře veřejného ochránce práv, nikoliv samotný ombudsman, Vám poskytne veřejný ochránce práv ve svém dopise.</text:p>
      <text:p text:style-name="Základnítext">S pozdravem</text:p>
      <text:p text:style-name="Základnítext"/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Příloha<text:s/></text:p>
      <text:p text:style-name="P52">Desatero dobré praxe pro posouzení žádostí o odškodnění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 fo:font-weight="bold" style:font-weight-asian="bold" style:use-window-font-color="true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ZP4N*</text:span></text:p>
        <text:p text:style-name="P12"><text:span text:style-name="T13">KVOPX00AZP4N</text:span>KVOPX00AZP4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1-14T12:11:00Z</meta:creation-date>
    <dc:date>2021-01-14T12:17:00Z</dc:date>
    <meta:print-date>2016-06-27T08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3" meta:paragraph-count="11" meta:word-count="830" meta:character-count="5720" meta:row-count="40" meta:non-whitespace-character-count="4901"/>
  </office:meta>
</office:document-meta>
</file>